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0D4E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1ab52c"/>
    </style:style>
    <style:style style:name="P2" style:family="paragraph" style:parent-style-name="Standard">
      <style:paragraph-properties fo:text-align="center" style:justify-single-word="false"/>
      <style:text-properties style:font-name="Verdana2" officeooo:rsid="001b091d" officeooo:paragraph-rsid="001b091d"/>
    </style:style>
    <style:style style:name="T1" style:family="text">
      <style:text-properties fo:color="#000000" style:font-name="Verdana" fo:font-size="9pt" fo:font-weight="bold"/>
    </style:style>
    <style:style style:name="T2" style:family="text">
      <style:text-properties fo:color="#000000" style:font-name="Verdana" fo:font-size="7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1ab52c"/>
    </style:style>
    <style:style style:name="MT1" style:family="text">
      <style:text-properties fo:color="#000000" style:font-name="Verdana" fo:font-size="9pt" fo:font-weight="bold"/>
    </style:style>
    <style:style style:name="MT2" style:family="text">
      <style:text-properties fo:color="#000000" style:font-name="Verdana" fo:font-size="7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1.685cm" svg:height="1.856cm" draw:z-index="0"><draw:image xlink:href="Pictures/1000020100000040000000460D4E944D.png" xlink:type="simple" xlink:show="embed" xlink:actuate="onLoad"/></draw:frame></text:p>
        <text:p text:style-name="MP1"><text:span text:style-name="MT1">PODER JUDICIÁRIO FEDERAL<text:line-break/>TRIBUNAL REGIONAL ELEITORAL DO TOCANTINS<text:line-break/>CARTÓRIO ELEITORAL DE PALMAS - 29ª ZE/TO</text:span></text:p>
      </style:header>
      <style:footer>
        <text:p text:style-name="MP1"><text:span text:style-name="MT2">Quadra 104 Sul, Avenida LO-01, Nº 10 – Plano Diretor Sul - CEP: 77.020-020<text:line-break/>Fone: (63) 3233-984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22:17:45.316886180</meta:creation-date>
    <dc:date>2014-09-30T22:29:03.589724774</dc:date>
    <meta:editing-duration>PT3M26S</meta:editing-duration>
    <meta:editing-cycles>4</meta:editing-cycles>
    <meta:generator>LibreOffice/4.2.6.3$Linux_X86_64 LibreOffice_project/420m0$Build-3</meta:generator>
    <meta:document-statistic meta:table-count="0" meta:image-count="1" meta:object-count="0" meta:page-count="1" meta:paragraph-count="3" meta:word-count="31" meta:character-count="201" meta:non-whitespace-character-count="171"/>
  </office:meta>
</office:document-meta>
</file>